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0.813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1.348cm"/>
    </style:style>
    <style:style style:name="co8" style:family="table-column">
      <style:table-column-properties fo:break-before="auto" style:column-width="0.686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6.89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2.8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buch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rotation-angle="45"/>
      <style:paragraph-properties fo:text-align="start"/>
      <style:text-properties fo:font-weight="bold" style:font-weight-asian="bold" style:font-weight-complex="bold"/>
    </style:style>
    <style:style style:name="ce1" style:family="table-cell" style:parent-style-name="Default" style:data-style-name="N110">
      <style:table-cell-properties style:rotation-align="none"/>
    </style:style>
    <style:style style:name="ce12" style:family="table-cell" style:parent-style-name="Default" style:data-style-name="N146">
      <style:table-cell-properties fo:background-color="#ffff00"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 style:data-style-name="N0">
      <style:table-cell-properties fo:background-color="#ffff00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51" table:default-cell-style-name="Default"/>
        <table:table-row table:style-name="ro1">
          <table:table-cell table:style-name="ce4" office:value-type="string" calcext:value-type="string">
            <text:p>BuchNr</text:p>
          </table:table-cell>
          <table:table-cell table:style-name="ce4" office:value-type="string" calcext:value-type="string">
            <text:p>Titel</text:p>
          </table:table-cell>
          <table:table-cell table:style-name="ce4" office:value-type="string" calcext:value-type="string">
            <text:p>Fachbereich</text:p>
          </table:table-cell>
          <table:table-cell table:style-name="ce4" office:value-type="string" calcext:value-type="string">
            <text:p>Verlag</text:p>
          </table:table-cell>
          <table:table-cell table:style-name="ce4" office:value-type="string" calcext:value-type="string">
            <text:p>Preis</text:p>
          </table:table-cell>
          <table:table-cell table:style-name="ce4" office:value-type="string" calcext:value-type="string">
            <text:p>Seitenzahl</text:p>
          </table:table-cell>
          <table:table-cell table:style-name="ce4" office:value-type="string" calcext:value-type="string">
            <text:p>Erscheinungsjahr</text:p>
          </table:table-cell>
          <table:table-cell table:style-name="ce4" office:value-type="string" calcext:value-type="string">
            <text:p>Exemplaranzahl</text:p>
          </table:table-cell>
          <table:table-cell table:style-name="ce4" office:value-type="string" calcext:value-type="string">
            <text:p>Preise aller Examplare</text:p>
          </table:table-cell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enteuer Bundes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esterweg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93" calcext:value-type="float">
            <text:p>93</text:p>
          </table:table-cell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/>
          <table:table-cell table:style-name="ce10"/>
          <table:table-cell office:value-type="string" calcext:value-type="string">
            <text:p>Wie viele verschiedene Bücher hat die Schulbibliothek?</text:p>
          </table:table-cell>
          <table:table-cell table:number-columns-repeated="5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solut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82" calcext:value-type="float">
            <text:p>82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/>
          <table:table-cell table:style-name="ce11"/>
          <table:table-cell office:value-type="string" calcext:value-type="string">
            <text:p>Wie viele einzelne Bücherexemplare hat die Schulbibliothek?</text:p>
          </table:table-cell>
          <table:table-cell table:number-columns-repeated="5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enauer und die deutsche Fra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31" calcext:value-type="float">
            <text:p>31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/>
          <table:table-cell table:style-name="ce10"/>
          <table:table-cell office:value-type="string" calcext:value-type="string">
            <text:p>Wie viele Seiten hat das dickste Buch?</text:p>
          </table:table-cell>
          <table:table-cell table:number-columns-repeated="5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olf Hitl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1" calcext:value-type="float">
            <text:p>31,00 €</text:p>
          </table:table-cell>
          <table:table-cell office:value-type="float" office:value="80" calcext:value-type="float">
            <text:p>80</text:p>
          </table:table-cell>
          <table:table-cell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/>
          <table:table-cell table:style-name="ce10"/>
          <table:table-cell office:value-type="string" calcext:value-type="string">
            <text:p>Aus welchem Jahr ist das älteste Buch?</text:p>
          </table:table-cell>
          <table:table-cell table:number-columns-repeated="5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frikas Weg in die Gegenwar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82" calcext:value-type="float">
            <text:p>82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/>
          <table:table-cell table:style-name="ce10"/>
          <table:table-cell office:value-type="string" calcext:value-type="string">
            <text:p>Aus welchem Jahr ist das neuste Buch?</text:p>
          </table:table-cell>
          <table:table-cell table:number-columns-repeated="5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Ägypten und Israe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11" calcext:value-type="float">
            <text:p>111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/>
          <table:table-cell table:style-name="ce10"/>
          <table:table-cell office:value-type="string" calcext:value-type="string">
            <text:p>Wie viele Bücher sind weniger als 100 Seiten dick?</text:p>
          </table:table-cell>
          <table:table-cell table:number-columns-repeated="5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exander der Groß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91" calcext:value-type="float">
            <text:p>91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/>
          <table:table-cell table:style-name="ce10"/>
          <table:table-cell office:value-type="string" calcext:value-type="string">
            <text:p>Wie viele Bücher sind nach 2000 erschienen</text:p>
          </table:table-cell>
          <table:table-cell table:number-columns-repeated="5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lltag unterm Hakenkreu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139" calcext:value-type="float">
            <text:p>139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/>
          <table:table-cell table:style-name="ce10"/>
          <table:table-cell office:value-type="string" calcext:value-type="string">
            <text:p>Wie viele Bücher gibt es aus dem Fachbereich Informatik (Inf)?</text:p>
          </table:table-cell>
          <table:table-cell table:number-columns-repeated="5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tlas zur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/>
          <table:table-cell table:style-name="ce11"/>
          <table:table-cell office:value-type="string" calcext:value-type="string">
            <text:p>Wie viele Bücher enthalten das Wort „deutsch“ im Titel?</text:p>
          </table:table-cell>
          <table:table-cell table:number-columns-repeated="5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ufbruch ins Industriezeit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91" calcext:value-type="float">
            <text:p>91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/>
          <table:table-cell table:style-name="ce12"/>
          <table:table-cell office:value-type="string" calcext:value-type="string">
            <text:p>Wie viel sind alle Bücher der Schulbibliothek wert? Befülle zuerst die Spalte I mit Formeln!</text:p>
          </table:table-cell>
          <table:table-cell table:number-columns-repeated="5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ufruhr und Polizei in der römischen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92" calcext:value-type="float">
            <text:p>92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ufstieg und Fall der großen Mä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99" calcext:value-type="float">
            <text:p>99</text:p>
          </table:table-cell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/>
          <table:table-cell table:style-name="ce10"/>
          <table:table-cell office:value-type="string" calcext:value-type="string">
            <text:p>Zellen für Formeln</text:p>
          </table:table-cell>
          <table:table-cell table:number-columns-repeated="5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us nächster Näh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2" calcext:value-type="float">
            <text:p>32,00 €</text:p>
          </table:table-cell>
          <table:table-cell office:value-type="float" office:value="134" calcext:value-type="float">
            <text:p>134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yern - 2000 Jahre in Bildern und z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an</text:p>
          </table:table-cell>
          <table:table-cell table:style-name="ce1" office:value-type="float" office:value="35" calcext:value-type="float">
            <text:p>35,00 €</text:p>
          </table:table-cell>
          <table:table-cell office:value-type="float" office:value="131" calcext:value-type="float">
            <text:p>131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ayern zur NS - Z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ayerns Weg zum souveränen Sta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141" calcext:value-type="float">
            <text:p>141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ismarck - Der weiße Revolutionä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ismarck und das Reich ohne Kro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99" calcext:value-type="float">
            <text:p>99</text:p>
          </table:table-cell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ismarck und die Einkreisung Deutschland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139" calcext:value-type="float">
            <text:p>139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yzan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18" calcext:value-type="float">
            <text:p>118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30" calcext:value-type="float">
            <text:p>30,00 €</text:p>
          </table:table-cell>
          <table:table-cell office:value-type="float" office:value="137" calcext:value-type="float">
            <text:p>137</text:p>
          </table:table-cell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ina nach dem Stur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110" calcext:value-type="float">
            <text:p>110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hronik der Bundesrepublik Deutsch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138" calcext:value-type="float">
            <text:p>138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hurchil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135" calcext:value-type="float">
            <text:p>135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as 15, Jahrhunder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7" calcext:value-type="float">
            <text:p>57,00 €</text:p>
          </table:table-cell>
          <table:table-cell office:value-type="float" office:value="105" calcext:value-type="float">
            <text:p>105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s Dritte Rei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130" calcext:value-type="float">
            <text:p>130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Das Dritte Rei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128" calcext:value-type="float">
            <text:p>128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as Dritte Rei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as Entstehen der <text:s/>Arbeiterklas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72" calcext:value-type="float">
            <text:p>1972</text:p>
          </table:table-cell>
          <table:table-cell office:value-type="float" office:value="30" calcext:value-type="float">
            <text:p>30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Das Fischer Lexikon: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as industrialisierte Deutsch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9" calcext:value-type="float">
            <text:p>59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as Jahr 1941 in der europäischen Polit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91" calcext:value-type="float">
            <text:p>91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as Leben Leni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143" calcext:value-type="float">
            <text:p>143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as römische Grenzkastell Abusi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98" calcext:value-type="float">
            <text:p>98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as vergessene Rei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81" calcext:value-type="float">
            <text:p>81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as Weltbild des mittelalterlichen Mensch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102" calcext:value-type="float">
            <text:p>102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as Weltreich der Arab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59" calcext:value-type="float">
            <text:p>59,00 €</text:p>
          </table:table-cell>
          <table:table-cell office:value-type="float" office:value="142" calcext:value-type="float">
            <text:p>142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as Zeitalter der Vernunf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126" calcext:value-type="float">
            <text:p>126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as Zeitalter des Imperial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er amerikanische Bürgerkri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11" calcext:value-type="float">
            <text:p>111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Der Aufstand der Arab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99" calcext:value-type="float">
            <text:p>99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er bayerische Landta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ink</text:p>
          </table:table-cell>
          <table:table-cell table:style-name="ce1" office:value-type="float" office:value="61" calcext:value-type="float">
            <text:p>61,00 €</text:p>
          </table:table-cell>
          <table:table-cell office:value-type="float" office:value="141" calcext:value-type="float">
            <text:p>141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er chinesische Kommun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er deutsche Bauernkri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93" calcext:value-type="float">
            <text:p>93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er deutsche Faschismus in Quellen und Dokument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20" calcext:value-type="float">
            <text:p>120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Der Dien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mu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103" calcext:value-type="float">
            <text:p>103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er Dreißigjährige Kri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ns</text:p>
          </table:table-cell>
          <table:table-cell table:style-name="ce1" office:value-type="float" office:value="35" calcext:value-type="float">
            <text:p>35,00 €</text:p>
          </table:table-cell>
          <table:table-cell office:value-type="float" office:value="144" calcext:value-type="float">
            <text:p>144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er entfesselte Promethe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96" calcext:value-type="float">
            <text:p>96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er geschichtliche Weg unserer Welt bis 17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116" calcext:value-type="float">
            <text:p>116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er Imperial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92" calcext:value-type="float">
            <text:p>92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er Kalender im Wandel der Zeit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143" calcext:value-type="float">
            <text:p>143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er Liberal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102" calcext:value-type="float">
            <text:p>102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er Nationalsozial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1" calcext:value-type="float">
            <text:p>31,00 €</text:p>
          </table:table-cell>
          <table:table-cell office:value-type="float" office:value="118" calcext:value-type="float">
            <text:p>11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er NS - Sta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149" calcext:value-type="float">
            <text:p>149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er SS - Sta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37" calcext:value-type="float">
            <text:p>137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er Staat Hitl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0" calcext:value-type="float">
            <text:p>60,00 €</text:p>
          </table:table-cell>
          <table:table-cell office:value-type="float" office:value="119" calcext:value-type="float">
            <text:p>119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Der unheilige Kri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an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95" calcext:value-type="float">
            <text:p>95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er Völkerbu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2" calcext:value-type="float">
            <text:p>32,00 €</text:p>
          </table:table-cell>
          <table:table-cell office:value-type="float" office:value="128" calcext:value-type="float">
            <text:p>128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er Weg zur Teilung der We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le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er zweite Weltkri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18" calcext:value-type="float">
            <text:p>118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Deutsch - slavische Schicksalsgemeinschaf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22" calcext:value-type="float">
            <text:p>122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eutsche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99" calcext:value-type="float">
            <text:p>99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eutsche Geschichte - Der Zweite Weltkri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101" calcext:value-type="float">
            <text:p>101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Deutsche Geschichte - Die Weimarer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eutsche Geschichte 1800 - 18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2" calcext:value-type="float">
            <text:p>32,00 €</text:p>
          </table:table-cell>
          <table:table-cell office:value-type="float" office:value="92" calcext:value-type="float">
            <text:p>92</text:p>
          </table:table-cell>
          <table:table-cell office:value-type="float" office:value="1988" calcext:value-type="float">
            <text:p>1988</text:p>
          </table:table-cell>
          <table:table-cell office:value-type="float" office:value="24" calcext:value-type="float">
            <text:p>2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eutsche Geschichte 1945 -19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1" calcext:value-type="float">
            <text:p>31,00 €</text:p>
          </table:table-cell>
          <table:table-cell office:value-type="float" office:value="105" calcext:value-type="float">
            <text:p>105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eutsche Staatssymbol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44" calcext:value-type="float">
            <text:p>144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eutsche Wirtschaftspolitik 1918 - 19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25" calcext:value-type="float">
            <text:p>125</text:p>
          </table:table-cell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eutschland - Reich und Republik 1917 - 19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136" calcext:value-type="float">
            <text:p>136</text:p>
          </table:table-cell>
          <table:table-cell office:value-type="float" office:value="1978" calcext:value-type="float">
            <text:p>1978</text:p>
          </table:table-cell>
          <table:table-cell office:value-type="float" office:value="17" calcext:value-type="float">
            <text:p>17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eutschland 1918 - 19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145" calcext:value-type="float">
            <text:p>145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Deutschland 19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eutschland deine Stärk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111" calcext:value-type="float">
            <text:p>111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eutschland im Spannungsfeld der Siegermä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19" calcext:value-type="float">
            <text:p>119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Deutschland in der Weltwirtschaftskrise 1924 - 19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90" calcext:value-type="float">
            <text:p>90</text:p>
          </table:table-cell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Deutschland zwischen Demokratie u, Diktatu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ebrafink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128" calcext:value-type="float">
            <text:p>128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Deutschland zwischen West und Ost 1919 - 19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138" calcext:value-type="float">
            <text:p>138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Deutschlandbilan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100" calcext:value-type="float">
            <text:p>100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ie Auflösung der Weimarer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ebrafink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110" calcext:value-type="float">
            <text:p>110</text:p>
          </table:table-cell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Die Bundesrepublik Deutsch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Die DDR 1945 - 19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23" calcext:value-type="float">
            <text:p>123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Die deutsche Arbeiterbewegu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49" calcext:value-type="float">
            <text:p>149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Die deutsche Diktatu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ie Deutsche Revolution 1848 / 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133" calcext:value-type="float">
            <text:p>133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Die deutsche Stadt im 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124" calcext:value-type="float">
            <text:p>124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Die Entfesselung des zweiten Weltkrieg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Die Entscheidung zur Teilung Deutschland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ns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03" calcext:value-type="float">
            <text:p>103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ie Entstehung der Bundesrepublik Deutsch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82" calcext:value-type="float">
            <text:p>82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Die Etrusk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Die europäische Stadt des Mittelalt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107" calcext:value-type="float">
            <text:p>107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Die faschistischen Bewegung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96" calcext:value-type="float">
            <text:p>96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ie französische Revolu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25" calcext:value-type="float">
            <text:p>125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ie Französische Revolu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an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45" calcext:value-type="float">
            <text:p>145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ie französische Revolu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46" calcext:value-type="float">
            <text:p>146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ie Französische Revolu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ogel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88" calcext:value-type="float">
            <text:p>88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Die Französische Revolution 1789 - 18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39" calcext:value-type="float">
            <text:p>139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Die frühe griechische We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97" calcext:value-type="float">
            <text:p>97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Die Frühschrift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0" calcext:value-type="float">
            <text:p>30,00 €</text:p>
          </table:table-cell>
          <table:table-cell office:value-type="float" office:value="144" calcext:value-type="float">
            <text:p>144</text:p>
          </table:table-cell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Die geistige Welt der German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ie Geschichte der Weimarer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83" calcext:value-type="float">
            <text:p>83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ie Geschichte Südafrik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Die Idee des National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39" calcext:value-type="float">
            <text:p>139</text:p>
          </table:table-cell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Die Industrialisierung in Deutschland 1800 - 19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90" calcext:value-type="float">
            <text:p>90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ie Industrielle Revolu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149" calcext:value-type="float">
            <text:p>149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Die katholische Kirche und das Dritte Rei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122" calcext:value-type="float">
            <text:p>122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ie Kinder des Holocau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86" calcext:value-type="float">
            <text:p>86</text:p>
          </table:table-cell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Die Kirche der Gegenwar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125" calcext:value-type="float">
            <text:p>125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Die Kirche im Zeitalter des Absolut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93" calcext:value-type="float">
            <text:p>93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ie Legionen des August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mu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101" calcext:value-type="float">
            <text:p>101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Die Lehre von den internationalen Beziehung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wan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116" calcext:value-type="float">
            <text:p>116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ie Menschenre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7" calcext:value-type="float">
            <text:p>57,00 €</text:p>
          </table:table-cell>
          <table:table-cell office:value-type="float" office:value="146" calcext:value-type="float">
            <text:p>146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Die mittelalterliche Kirche - Früh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89" calcext:value-type="float">
            <text:p>89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Die mittelalterliche Kirche - Hoch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135" calcext:value-type="float">
            <text:p>135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Die moderne Welt 1789 - 19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82" calcext:value-type="float">
            <text:p>82</text:p>
          </table:table-cell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Die moderne Welt 1789 - 19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25" calcext:value-type="float">
            <text:p>125</text:p>
          </table:table-cell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Die Mykenische We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98" calcext:value-type="float">
            <text:p>98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Die nationalsozialistischen Gewaltverbrech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Die neueste Z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02" calcext:value-type="float">
            <text:p>102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Die Neuzeit - Welt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145" calcext:value-type="float">
            <text:p>145</text:p>
          </table:table-cell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Die Reformation im Rei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140" calcext:value-type="float">
            <text:p>140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Die Reichskirche nach Konstantin des Groß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116" calcext:value-type="float">
            <text:p>116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ie Republik von Weima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120" calcext:value-type="float">
            <text:p>120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Die Röm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an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82" calcext:value-type="float">
            <text:p>82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Die Römer in Bayer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Die Römer in Bayer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81" calcext:value-type="float">
            <text:p>81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Die russische Revolution 19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36" calcext:value-type="float">
            <text:p>136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Die Russische Revolution in Augenzeugenbericht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ns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30" calcext:value-type="float">
            <text:p>130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Die Schalen des Zor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84" calcext:value-type="float">
            <text:p>84</text:p>
          </table:table-cell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Die sieben Todsünden des Deutschen Reich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102" calcext:value-type="float">
            <text:p>102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Die Sklaverei in der Antik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ie Staats- und Wirtschaftskrise des Deutschen Reich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46" calcext:value-type="float">
            <text:p>146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Die Stadt des Mittelalt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37" calcext:value-type="float">
            <text:p>137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Die Weimarer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Die Weimarer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82" calcext:value-type="float">
            <text:p>82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ie Weltkirche im 20, Jahrhunder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90" calcext:value-type="float">
            <text:p>90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ie Zeit des zweiten Weltkriegs auf einen Blic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31" calcext:value-type="float">
            <text:p>131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Die Zeit Wilhelms II, und die Weimarer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23" calcext:value-type="float">
            <text:p>123</text:p>
          </table:table-cell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Die Zerstörung der Weimarer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96" calcext:value-type="float">
            <text:p>96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Die Zukunft Asie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0" calcext:value-type="float">
            <text:p>30,00 €</text:p>
          </table:table-cell>
          <table:table-cell office:value-type="float" office:value="88" calcext:value-type="float">
            <text:p>88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Dtv - Atlas zur Welt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wan</text:p>
          </table:table-cell>
          <table:table-cell table:style-name="ce1" office:value-type="float" office:value="30" calcext:value-type="float">
            <text:p>30,00 €</text:p>
          </table:table-cell>
          <table:table-cell office:value-type="float" office:value="121" calcext:value-type="float">
            <text:p>12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Dtv - Weltgeschichte des 20, Jahrhunder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0" calcext:value-type="float">
            <text:p>30,00 €</text:p>
          </table:table-cell>
          <table:table-cell office:value-type="float" office:value="99" calcext:value-type="float">
            <text:p>99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Eichmann in Jerusale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Ein Kaiser im Exi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ersen</text:p>
          </table:table-cell>
          <table:table-cell table:style-name="ce1" office:value-type="float" office:value="59" calcext:value-type="float">
            <text:p>59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Einladung ins 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40" calcext:value-type="float">
            <text:p>140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Enzyklopädie des Nationalsozial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124" calcext:value-type="float">
            <text:p>124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Epoche der Entscheidung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85" calcext:value-type="float">
            <text:p>85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29" calcext:value-type="float">
            <text:p>129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Europa auf dem Weg in die Moder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21" calcext:value-type="float">
            <text:p>121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Europa im 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07" calcext:value-type="float">
            <text:p>107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Europa in der Weltpolitik der Nachkriegsz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141" calcext:value-type="float">
            <text:p>141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Europa und die deutsche Einh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Europa zwischen den Weltkrieg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31" calcext:value-type="float">
            <text:p>131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Europa zwischen Restauration und Revolu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Europas Weg in den Kri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116" calcext:value-type="float">
            <text:p>116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ischer Weltgeschichte: Das bürgerl, Zeital,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Fischer Weltgeschichte: Das frühe 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0" calcext:value-type="float">
            <text:p>30,00 €</text:p>
          </table:table-cell>
          <table:table-cell office:value-type="float" office:value="148" calcext:value-type="float">
            <text:p>148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Fischer Weltgeschichte: Das Hoch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141" calcext:value-type="float">
            <text:p>141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Fischer Weltgeschichte: Das Zeitalter ,,,,,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16" calcext:value-type="float">
            <text:p>116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Fischer Weltgeschichte: Das zwölfte Jahrhunder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Formen und Probleme der Demokrat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96" calcext:value-type="float">
            <text:p>96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ranzösische Verfassungsgeschichte der Neuz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148" calcext:value-type="float">
            <text:p>148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reie Hansestadt Brem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133" calcext:value-type="float">
            <text:p>133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Frühformen der Gesellschaft im mittelalt, Europ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esterweg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10" calcext:value-type="float">
            <text:p>110</text:p>
          </table:table-cell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99" calcext:value-type="float">
            <text:p>99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Geschichte Bayer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2" calcext:value-type="float">
            <text:p>32,00 €</text:p>
          </table:table-cell>
          <table:table-cell office:value-type="float" office:value="83" calcext:value-type="float">
            <text:p>83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Geschichte der BR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26" calcext:value-type="float">
            <text:p>126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Geschichte der BR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Geschichte der deutschen Arbeiterbewegu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120" calcext:value-type="float">
            <text:p>120</text:p>
          </table:table-cell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Geschichte der deutschen Koloni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9" calcext:value-type="float">
            <text:p>59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Geschichte der römischen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Geschichte des Mittelalt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ns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Geschichte des zweiten Weltkrieges 1939 - 19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36" calcext:value-type="float">
            <text:p>136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Geschichte Deutschlands seit 19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97" calcext:value-type="float">
            <text:p>97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Geschichte Europ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Geschichte griffbereit: Begriff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08" calcext:value-type="float">
            <text:p>108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Geschichte griffbereit: Dat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32" calcext:value-type="float">
            <text:p>32,00 €</text:p>
          </table:table-cell>
          <table:table-cell office:value-type="float" office:value="99" calcext:value-type="float">
            <text:p>99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Geschichte griffbereit: Person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92" calcext:value-type="float">
            <text:p>92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Geschichte griffbereit: Schauplätz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35" calcext:value-type="float">
            <text:p>35,00 €</text:p>
          </table:table-cell>
          <table:table-cell office:value-type="float" office:value="80" calcext:value-type="float">
            <text:p>80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Geschichte griffbereit: Staat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Geschichte im Zeitalter der Weltkrie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81" calcext:value-type="float">
            <text:p>81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Geschichte in Bildquell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5" calcext:value-type="float">
            <text:p>35,00 €</text:p>
          </table:table-cell>
          <table:table-cell office:value-type="float" office:value="109" calcext:value-type="float">
            <text:p>109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Geschichte in Quell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93" calcext:value-type="float">
            <text:p>93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Geschichte Pole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103" calcext:value-type="float">
            <text:p>103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Geschichte Sekundarstufe I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ns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Geschichte und Geschichtsschreiber in 19, Jahrh,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49" calcext:value-type="float">
            <text:p>149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Geschichtliche Weltkun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139" calcext:value-type="float">
            <text:p>139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Geschichtliche Weltkun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41" calcext:value-type="float">
            <text:p>141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Geschichtliches Werd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36" calcext:value-type="float">
            <text:p>136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Geschichts- und Kulturatl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23" calcext:value-type="float">
            <text:p>123</text:p>
          </table:table-cell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Geschichtsunterricht heu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127" calcext:value-type="float">
            <text:p>127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Gleichgewicht der Kräf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89" calcext:value-type="float">
            <text:p>89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Griechen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91" calcext:value-type="float">
            <text:p>91</text:p>
          </table:table-cell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Griechische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0" calcext:value-type="float">
            <text:p>60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Griechische Kultur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94" calcext:value-type="float">
            <text:p>94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Griechische Sozial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60" calcext:value-type="float">
            <text:p>60,00 €</text:p>
          </table:table-cell>
          <table:table-cell office:value-type="float" office:value="119" calcext:value-type="float">
            <text:p>119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Grundzüge der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48" calcext:value-type="float">
            <text:p>148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Grundzüge der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139" calcext:value-type="float">
            <text:p>139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Herbst des Mittelalt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90" calcext:value-type="float">
            <text:p>90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Herrschaft und Staat im 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89" calcext:value-type="float">
            <text:p>89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Histor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1" calcext:value-type="float">
            <text:p>61,00 €</text:p>
          </table:table-cell>
          <table:table-cell office:value-type="float" office:value="101" calcext:value-type="float">
            <text:p>101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Historikerstreit und politische Bildu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0" calcext:value-type="float">
            <text:p>60,00 €</text:p>
          </table:table-cell>
          <table:table-cell office:value-type="float" office:value="80" calcext:value-type="float">
            <text:p>80</text:p>
          </table:table-cell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Historisches Lexikon der deutschen Län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138" calcext:value-type="float">
            <text:p>138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Hitler marschiert in der Sowjetzo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le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108" calcext:value-type="float">
            <text:p>108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Hitlerputsch 1923 - Machtkampf in Bayer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1" calcext:value-type="float">
            <text:p>61,00 €</text:p>
          </table:table-cell>
          <table:table-cell office:value-type="float" office:value="98" calcext:value-type="float">
            <text:p>98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Imperialismus - das deutsche Beispie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108" calcext:value-type="float">
            <text:p>108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Industrie und Empir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Industrielle Revolu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140" calcext:value-type="float">
            <text:p>140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Jahre der Besatzung 1945 - 19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42" calcext:value-type="float">
            <text:p>142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Japan sucht neue We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92" calcext:value-type="float">
            <text:p>92</text:p>
          </table:table-cell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Judenpolitik im Dritten Rei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93" calcext:value-type="float">
            <text:p>93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Julikrise und Kriegsausbru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16" calcext:value-type="float">
            <text:p>116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Kaiser August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98" calcext:value-type="float">
            <text:p>98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Kaufleute und Bankiers im 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Kirche im Nationalsozial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31" calcext:value-type="float">
            <text:p>131</text:p>
          </table:table-cell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Kirchenreform und Hoch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0" calcext:value-type="float">
            <text:p>30,00 €</text:p>
          </table:table-cell>
          <table:table-cell office:value-type="float" office:value="130" calcext:value-type="float">
            <text:p>130</text:p>
          </table:table-cell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Kleine Geschichte der DD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147" calcext:value-type="float">
            <text:p>147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Konrad Adenau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137" calcext:value-type="float">
            <text:p>137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Konrad Adenauer - Eine politische Biograph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33" calcext:value-type="float">
            <text:p>133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Konrad Adenauer - Leben und Wer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143" calcext:value-type="float">
            <text:p>143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Kontinuität und Wandel <text:s/>der späten römischen Kaiserz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Kontinuität, Konflikt und Wande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97" calcext:value-type="float">
            <text:p>9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Kriegsbeginn 19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85" calcext:value-type="float">
            <text:p>85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Krise und Untergang der römischen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1" calcext:value-type="float">
            <text:p>31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Kultur und Politik in der DD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94" calcext:value-type="float">
            <text:p>94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Kurze Chronik der Deutschen Fra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85" calcext:value-type="float">
            <text:p>85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Leben im 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30" calcext:value-type="float">
            <text:p>130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Ludwig I,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45" calcext:value-type="float">
            <text:p>145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Ludwig II, - Sein Leben, sein Land, seine Z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Luther - Eine Biograph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esterweg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106" calcext:value-type="float">
            <text:p>106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Luther - Sein Leben und seine Z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ria Theres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06" calcext:value-type="float">
            <text:p>106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Marxismus - Lenin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130" calcext:value-type="float">
            <text:p>130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Maulwürfe im Kulturbee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kadu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95" calcext:value-type="float">
            <text:p>95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x Emanuel - Der blaue Kurfürst 1679 - 17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ximilian II, König von Bayern: 1848 - 18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91" calcext:value-type="float">
            <text:p>91</text:p>
          </table:table-cell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Mit dem Fahrstuhl in die Römerz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ns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Mittelal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kadu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106" calcext:value-type="float">
            <text:p>106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Moderne preußische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96" calcext:value-type="float">
            <text:p>96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München unterm Hakenkreu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145" calcext:value-type="float">
            <text:p>145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Napoleons Russlandfeldzu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ns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98" calcext:value-type="float">
            <text:p>98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Nationalismus in Europ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Niemand kann zwei Herren dien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146" calcext:value-type="float">
            <text:p>146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Offener Humanism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ebrafink</text:p>
          </table:table-cell>
          <table:table-cell table:style-name="ce1" office:value-type="float" office:value="35" calcext:value-type="float">
            <text:p>35,00 €</text:p>
          </table:table-cell>
          <table:table-cell office:value-type="float" office:value="131" calcext:value-type="float">
            <text:p>131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Perestroika - Die zweite russische Revolu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an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97" calcext:value-type="float">
            <text:p>97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Pius XII, und das Dritte Rei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Politik für Deutsch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27" calcext:value-type="float">
            <text:p>127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Politiker des 20, Jahrhunder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7" calcext:value-type="float">
            <text:p>37,00 €</text:p>
          </table:table-cell>
          <table:table-cell office:value-type="float" office:value="124" calcext:value-type="float">
            <text:p>124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Potsdam 1945 Ende und Anfa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84" calcext:value-type="float">
            <text:p>84</text:p>
          </table:table-cell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Preuß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an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130" calcext:value-type="float">
            <text:p>130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Prinzip Na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101" calcext:value-type="float">
            <text:p>101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Probleme des zweiten Weltkrieg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95" calcext:value-type="float">
            <text:p>95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Profile des lateinischen Mittelalt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1" calcext:value-type="float">
            <text:p>61,00 €</text:p>
          </table:table-cell>
          <table:table-cell office:value-type="float" office:value="91" calcext:value-type="float">
            <text:p>91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Propyläen Welt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141" calcext:value-type="float">
            <text:p>141</text:p>
          </table:table-cell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Psychologie und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99" calcext:value-type="float">
            <text:p>99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Reformation - Katholische Refor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37" calcext:value-type="float">
            <text:p>137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Reformation in Deutschland: Aufbau der Front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7" calcext:value-type="float">
            <text:p>57,00 €</text:p>
          </table:table-cell>
          <table:table-cell office:value-type="float" office:value="97" calcext:value-type="float">
            <text:p>97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Reformation in Deutschland: Voraussetzung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110" calcext:value-type="float">
            <text:p>110</text:p>
          </table:table-cell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Reformation und Gegenreforma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85" calcext:value-type="float">
            <text:p>85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Regenten und Regierungen der Welt 1492 -19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90" calcext:value-type="float">
            <text:p>90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Reich und Länder in der Weimarer Republ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142" calcext:value-type="float">
            <text:p>142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Repräsentationen des barocken Bayer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92" calcext:value-type="float">
            <text:p>92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Revision des Bismarckbild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109" calcext:value-type="float">
            <text:p>109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Revolution und Befreiu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88" calcext:value-type="float">
            <text:p>88</text:p>
          </table:table-cell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Revolutionen des Bürgertum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38" calcext:value-type="float">
            <text:p>138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103" calcext:value-type="float">
            <text:p>103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Rom - Biographie einer Stad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21" calcext:value-type="float">
            <text:p>121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Römische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87" calcext:value-type="float">
            <text:p>87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Römische Geschichte: Die Kaiserz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94" calcext:value-type="float">
            <text:p>94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Römische Kartell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mu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86" calcext:value-type="float">
            <text:p>86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Römische Kultur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126" calcext:value-type="float">
            <text:p>126</text:p>
          </table:table-cell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Römische Rechts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139" calcext:value-type="float">
            <text:p>139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Römische Staatskun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wan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108" calcext:value-type="float">
            <text:p>108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Römischer Staat und Staatsgedank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kadu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103" calcext:value-type="float">
            <text:p>103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Russland - 1200 Jahre in Bildern u, Dokument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an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138" calcext:value-type="float">
            <text:p>138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Soziologie und politische Pädagog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46" calcext:value-type="float">
            <text:p>146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Spätantike und Völkerwanderu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92" calcext:value-type="float">
            <text:p>92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Spielregeln der Polit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138" calcext:value-type="float">
            <text:p>138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Studienbuch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30" calcext:value-type="float">
            <text:p>130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Theorie der Geschichtswissenschaf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99" calcext:value-type="float">
            <text:p>99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Totalitäre Herrschaf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1" calcext:value-type="float">
            <text:p>31,00 €</text:p>
          </table:table-cell>
          <table:table-cell office:value-type="float" office:value="80" calcext:value-type="float">
            <text:p>80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Über deutsche Wappenkun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06" calcext:value-type="float">
            <text:p>106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Über die Schrift - Aufzeichnung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94" calcext:value-type="float">
            <text:p>94</text:p>
          </table:table-cell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Umgang mit Vergangenh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134" calcext:value-type="float">
            <text:p>134</text:p>
          </table:table-cell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Unser Amerik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an</text:p>
          </table:table-cell>
          <table:table-cell table:style-name="ce1" office:value-type="float" office:value="61" calcext:value-type="float">
            <text:p>61,00 €</text:p>
          </table:table-cell>
          <table:table-cell office:value-type="float" office:value="100" calcext:value-type="float">
            <text:p>100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Unser neuer Größenwah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2" calcext:value-type="float">
            <text:p>32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Unser Weg in die Gegenwar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148" calcext:value-type="float">
            <text:p>148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Versailles - St, Germain - Trian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107" calcext:value-type="float">
            <text:p>107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Vom Ancien Regime zum Wiener Kongres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Vom deutschen Volk zum deutschen Sta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88" calcext:value-type="float">
            <text:p>88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Vom Europäischen Konzert zum Völkerbu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on Bismarck zu Hitl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on der Entstehung der Welt bis zur Gegenwar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131" calcext:value-type="float">
            <text:p>131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on der Republik zur Monarch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on der Urgemeinde zur frühchristlichen Großkirch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84" calcext:value-type="float">
            <text:p>84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on Deutschland nach Deutsch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le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136" calcext:value-type="float">
            <text:p>136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on Roosevelt bis Kenned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59" calcext:value-type="float">
            <text:p>59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on Weimar bis Hitler 1930 - 19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36" calcext:value-type="float">
            <text:p>36,00 €</text:p>
          </table:table-cell>
          <table:table-cell office:value-type="float" office:value="82" calcext:value-type="float">
            <text:p>82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Wege zur hellenischen Demokrat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90" calcext:value-type="float">
            <text:p>90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Welt der Politik I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141" calcext:value-type="float">
            <text:p>141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Welt ohne Fried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Weltgeschichte im Aufris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Weltmacht Russ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80" calcext:value-type="float">
            <text:p>80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Werden und Zerfall des Habsburger - Reich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109" calcext:value-type="float">
            <text:p>109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Widerstand - Staatsstreich - Attent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Wie der Krieg zu Ende ging 19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82" calcext:value-type="float">
            <text:p>82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Wilhelm II,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135" calcext:value-type="float">
            <text:p>135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Wilhelm und Carl Friedrich von Sieme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Wittelsbach und Bayern - 1180 - 13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Wittelsbach und Bayern - 1573 - 16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82" calcext:value-type="float">
            <text:p>82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Wittelsbach und Bayern - 1799 - 18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127" calcext:value-type="float">
            <text:p>127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Wörterbuch zur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81" calcext:value-type="float">
            <text:p>81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Wörterbuch zur Geschich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82" calcext:value-type="float">
            <text:p>82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Zeiten und Mensch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0" calcext:value-type="float">
            <text:p>60,00 €</text:p>
          </table:table-cell>
          <table:table-cell office:value-type="float" office:value="135" calcext:value-type="float">
            <text:p>135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Zeiten und Mensch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88" calcext:value-type="float">
            <text:p>88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Zeitgeschichte 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119" calcext:value-type="float">
            <text:p>119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Zeitgeschichte I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44" calcext:value-type="float">
            <text:p>144</text:p>
          </table:table-cell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Zum Historiker Stre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5" calcext:value-type="float">
            <text:p>35,00 €</text:p>
          </table:table-cell>
          <table:table-cell office:value-type="float" office:value="140" calcext:value-type="float">
            <text:p>140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Zweimal deutsche Außenpoliti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Adobe Photoshop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Persen</text:p>
          </table:table-cell>
          <table:table-cell table:style-name="ce1" office:value-type="float" office:value="24" calcext:value-type="float">
            <text:p>24,00 €</text:p>
          </table:table-cell>
          <table:table-cell office:value-type="float" office:value="52" calcext:value-type="float">
            <text:p>52</text:p>
          </table:table-cell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Algorithmen u, Datenstrukturen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35" calcext:value-type="float">
            <text:p>35,00 €</text:p>
          </table:table-cell>
          <table:table-cell office:value-type="float" office:value="58" calcext:value-type="float">
            <text:p>58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Arbeiten mit Turbo Pascal 5,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Fink</text:p>
          </table:table-cell>
          <table:table-cell table:style-name="ce1" office:value-type="float" office:value="21" calcext:value-type="float">
            <text:p>21,00 €</text:p>
          </table:table-cell>
          <table:table-cell office:value-type="float" office:value="32" calcext:value-type="float">
            <text:p>32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57" calcext:value-type="float">
            <text:p>57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BUS 35 - Computer u, schulische Beratung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BUS 36 - Computer natürlich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28" calcext:value-type="float">
            <text:p>28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BUS 37 - Computer u, Mathe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18" calcext:value-type="float">
            <text:p>18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BUS 38 - Internet Nutzung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BUS 39 - Unterrichtsprojekt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23" calcext:value-type="float">
            <text:p>23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BUS 41 - BUS CD 2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21" calcext:value-type="float">
            <text:p>21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BUS-Thema Grundkurs Informatik SII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29" calcext:value-type="float">
            <text:p>29,00 €</text:p>
          </table:table-cell>
          <table:table-cell office:value-type="float" office:value="82" calcext:value-type="float">
            <text:p>82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BUS-Thema Grundkurs Mathematik 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78" calcext:value-type="float">
            <text:p>78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BUS-Thema Grundkurs Physik 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64" calcext:value-type="float">
            <text:p>64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BUS-Thema Grundkurs Wirtschafts-/Rechtsl, 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29" calcext:value-type="float">
            <text:p>29,00 €</text:p>
          </table:table-cell>
          <table:table-cell office:value-type="float" office:value="68" calcext:value-type="float">
            <text:p>68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Computereinsatz im Fachunterricht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31" calcext:value-type="float">
            <text:p>31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Computereinsatz im Geometrieunterricht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46" calcext:value-type="float">
            <text:p>46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Computerspiele als Kulturphänomen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22" calcext:value-type="float">
            <text:p>22,00 €</text:p>
          </table:table-cell>
          <table:table-cell office:value-type="float" office:value="55" calcext:value-type="float">
            <text:p>55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Computertechnik selbst erlebt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28" calcext:value-type="float">
            <text:p>28,00 €</text:p>
          </table:table-cell>
          <table:table-cell office:value-type="float" office:value="54" calcext:value-type="float">
            <text:p>54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Delphi 3 - Einführung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37" calcext:value-type="float">
            <text:p>37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Delphi 5 - Grundlagen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Star</text:p>
          </table:table-cell>
          <table:table-cell table:style-name="ce1" office:value-type="float" office:value="30" calcext:value-type="float">
            <text:p>30,00 €</text:p>
          </table:table-cell>
          <table:table-cell office:value-type="float" office:value="35" calcext:value-type="float">
            <text:p>35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Der Computerraum als Sprachlabor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59" calcext:value-type="float">
            <text:p>59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Die elektronische Revolution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Fink</text:p>
          </table:table-cell>
          <table:table-cell table:style-name="ce1" office:value-type="float" office:value="28" calcext:value-type="float">
            <text:p>28,00 €</text:p>
          </table:table-cell>
          <table:table-cell office:value-type="float" office:value="37" calcext:value-type="float">
            <text:p>37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Dynamische Systeme und Fraktal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58" calcext:value-type="float">
            <text:p>58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Einführung PASCAL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52" calcext:value-type="float">
            <text:p>52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Grundlagen der 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Oldenbourg</text:p>
          </table:table-cell>
          <table:table-cell table:style-name="ce1" office:value-type="float" office:value="15" calcext:value-type="float">
            <text:p>15,00 €</text:p>
          </table:table-cell>
          <table:table-cell office:value-type="float" office:value="161" calcext:value-type="float">
            <text:p>161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Persen</text:p>
          </table:table-cell>
          <table:table-cell table:style-name="ce1" office:value-type="float" office:value="31" calcext:value-type="float">
            <text:p>31,00 €</text:p>
          </table:table-cell>
          <table:table-cell office:value-type="float" office:value="43" calcext:value-type="float">
            <text:p>43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eier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42" calcext:value-type="float">
            <text:p>42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2" calcext:value-type="float">
            <text:p>32,00 €</text:p>
          </table:table-cell>
          <table:table-cell office:value-type="float" office:value="57" calcext:value-type="float">
            <text:p>57</text:p>
          </table:table-cell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32" calcext:value-type="float">
            <text:p>32,00 €</text:p>
          </table:table-cell>
          <table:table-cell office:value-type="float" office:value="44" calcext:value-type="float">
            <text:p>44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Informatik - Programmieren in BASIC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1" calcext:value-type="float">
            <text:p>31,00 €</text:p>
          </table:table-cell>
          <table:table-cell office:value-type="float" office:value="42" calcext:value-type="float">
            <text:p>42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Informatik 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25" calcext:value-type="float">
            <text:p>25,00 €</text:p>
          </table:table-cell>
          <table:table-cell office:value-type="float" office:value="45" calcext:value-type="float">
            <text:p>45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Informatik 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Oldenbourg</text:p>
          </table:table-cell>
          <table:table-cell table:style-name="ce1" office:value-type="float" office:value="16.95" calcext:value-type="float">
            <text:p>16,95 €</text:p>
          </table:table-cell>
          <table:table-cell office:value-type="float" office:value="160" calcext:value-type="float">
            <text:p>160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Informatik Grundkur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25" calcext:value-type="float">
            <text:p>25,00 €</text:p>
          </table:table-cell>
          <table:table-cell office:value-type="float" office:value="36" calcext:value-type="float">
            <text:p>36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Informatik in der Schul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51" calcext:value-type="float">
            <text:p>51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Informatik - Einführung BASIC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49" calcext:value-type="float">
            <text:p>49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Microsoft Excel 2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Star</text:p>
          </table:table-cell>
          <table:table-cell table:style-name="ce1" office:value-type="float" office:value="34" calcext:value-type="float">
            <text:p>34,00 €</text:p>
          </table:table-cell>
          <table:table-cell office:value-type="float" office:value="31" calcext:value-type="float">
            <text:p>31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icrosoft Office 2000 Professional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30" calcext:value-type="float">
            <text:p>30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Microsoft PowerPoint 2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Star</text:p>
          </table:table-cell>
          <table:table-cell table:style-name="ce1" office:value-type="float" office:value="23" calcext:value-type="float">
            <text:p>23,00 €</text:p>
          </table:table-cell>
          <table:table-cell office:value-type="float" office:value="54" calcext:value-type="float">
            <text:p>5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Microsoft Windows 98 - Grundlagen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Star</text:p>
          </table:table-cell>
          <table:table-cell table:style-name="ce1" office:value-type="float" office:value="39" calcext:value-type="float">
            <text:p>39,00 €</text:p>
          </table:table-cell>
          <table:table-cell office:value-type="float" office:value="36" calcext:value-type="float">
            <text:p>36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icrosoft Word 2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Star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47" calcext:value-type="float">
            <text:p>47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MS - Windows 9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45" calcext:value-type="float">
            <text:p>45</text:p>
          </table:table-cell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Natur und Technik - 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Oldenbourg</text:p>
          </table:table-cell>
          <table:table-cell table:style-name="ce1" office:value-type="float" office:value="15" calcext:value-type="float">
            <text:p>15,00 €</text:p>
          </table:table-cell>
          <table:table-cell office:value-type="float" office:value="161" calcext:value-type="float">
            <text:p>161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33" calcext:value-type="float">
            <text:p>33,00 €</text:p>
          </table:table-cell>
          <table:table-cell office:value-type="float" office:value="39" calcext:value-type="float">
            <text:p>39</text:p>
          </table:table-cell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Programme für den Mathematikunterricht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38" calcext:value-type="float">
            <text:p>38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rogrammieren mit Turbo Pascal 3,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38" calcext:value-type="float">
            <text:p>38,00 €</text:p>
          </table:table-cell>
          <table:table-cell office:value-type="float" office:value="51" calcext:value-type="float">
            <text:p>51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Schulen ans Netz - aber wie?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Schüler programmieren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eier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34" calcext:value-type="float">
            <text:p>34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Schülerduden Informati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Persen</text:p>
          </table:table-cell>
          <table:table-cell table:style-name="ce1" office:value-type="float" office:value="31" calcext:value-type="float">
            <text:p>31,00 €</text:p>
          </table:table-cell>
          <table:table-cell office:value-type="float" office:value="54" calcext:value-type="float">
            <text:p>5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Textverarbeitungsprogramm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ZS</text:p>
          </table:table-cell>
          <table:table-cell table:style-name="ce1" office:value-type="float" office:value="0" calcext:value-type="float">
            <text:p>0,00 €</text:p>
          </table:table-cell>
          <table:table-cell office:value-type="float" office:value="56" calcext:value-type="float">
            <text:p>56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Turbo Pascal - Programmierhandbuch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29" calcext:value-type="float">
            <text:p>29,00 €</text:p>
          </table:table-cell>
          <table:table-cell office:value-type="float" office:value="54" calcext:value-type="float">
            <text:p>54</text:p>
          </table:table-cell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Turbo Pascal 7,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35" calcext:value-type="float">
            <text:p>35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Turbo-Pascal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27" calcext:value-type="float">
            <text:p>27,00 €</text:p>
          </table:table-cell>
          <table:table-cell office:value-type="float" office:value="51" calcext:value-type="float">
            <text:p>51</text:p>
          </table:table-cell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Absolutbetrag im Funktionste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Affine analytisch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1" calcext:value-type="float">
            <text:p>71,00 €</text:p>
          </table:table-cell>
          <table:table-cell office:value-type="float" office:value="72" calcext:value-type="float">
            <text:p>72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Algebra 7, / 8, Schuljah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83" calcext:value-type="float">
            <text:p>83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Analysis 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06" calcext:value-type="float">
            <text:p>106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Analysis 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83" calcext:value-type="float">
            <text:p>83,00 €</text:p>
          </table:table-cell>
          <table:table-cell office:value-type="float" office:value="79" calcext:value-type="float">
            <text:p>79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Analysis 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73" calcext:value-type="float">
            <text:p>73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Analysis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92" calcext:value-type="float">
            <text:p>92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Analysis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89" calcext:value-type="float">
            <text:p>89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Analysis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79" calcext:value-type="float">
            <text:p>79,00 €</text:p>
          </table:table-cell>
          <table:table-cell office:value-type="float" office:value="108" calcext:value-type="float">
            <text:p>108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Analysis Kurzfass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73" calcext:value-type="float">
            <text:p>73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Analytisch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67" calcext:value-type="float">
            <text:p>67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Analytisch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77" calcext:value-type="float">
            <text:p>77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Angewandte Statis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71" calcext:value-type="float">
            <text:p>71</text:p>
          </table:table-cell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Anschauliche Analy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88" calcext:value-type="float">
            <text:p>88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Anschauliche Analysis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73" calcext:value-type="float">
            <text:p>73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Anschaulich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Arbeitsbuch Analy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75" calcext:value-type="float">
            <text:p>75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Arcusfunktion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00" calcext:value-type="float">
            <text:p>100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Aufgaben linear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llensittich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100" calcext:value-type="float">
            <text:p>100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Aussagenlogik, Mengen, Relation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98" calcext:value-type="float">
            <text:p>98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Axiomatisch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67" calcext:value-type="float">
            <text:p>67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Bildung und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88" calcext:value-type="float">
            <text:p>88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Boolesch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95" calcext:value-type="float">
            <text:p>95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Boolesch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84" calcext:value-type="float">
            <text:p>84</text:p>
          </table:table-cell>
          <table:table-cell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Boolesch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93" calcext:value-type="float">
            <text:p>93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Boolesch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69" calcext:value-type="float">
            <text:p>69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Boolesch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85" calcext:value-type="float">
            <text:p>85,00 €</text:p>
          </table:table-cell>
          <table:table-cell office:value-type="float" office:value="69" calcext:value-type="float">
            <text:p>69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Boolesch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81" calcext:value-type="float">
            <text:p>81</text:p>
          </table:table-cell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Buch der modernen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2" calcext:value-type="float">
            <text:p>82,00 €</text:p>
          </table:table-cell>
          <table:table-cell office:value-type="float" office:value="94" calcext:value-type="float">
            <text:p>94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Computer im Mathematikunterrich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esterweg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Das Problem des Raum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78" calcext:value-type="float">
            <text:p>78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Das Versteck der Androme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llensittich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81" calcext:value-type="float">
            <text:p>81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Der Logarithm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84" calcext:value-type="float">
            <text:p>84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Der ungarische Zauberwürf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87" calcext:value-type="float">
            <text:p>87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Die gekämmte Kug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llensittich</text:p>
          </table:table-cell>
          <table:table-cell table:style-name="ce1" office:value-type="float" office:value="73" calcext:value-type="float">
            <text:p>73,00 €</text:p>
          </table:table-cell>
          <table:table-cell office:value-type="float" office:value="112" calcext:value-type="float">
            <text:p>112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Die Reise nach Pentagoni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llensittich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ie Wahrscheinlichke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69" calcext:value-type="float">
            <text:p>69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Differential- und Integral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90" calcext:value-type="float">
            <text:p>90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Differentialgleichu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66" calcext:value-type="float">
            <text:p>66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Differentialgleichu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78" calcext:value-type="float">
            <text:p>78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dtv - Atlas zur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100" calcext:value-type="float">
            <text:p>100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Ebene Inzidenz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108" calcext:value-type="float">
            <text:p>108</text:p>
          </table:table-cell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Einführung in die beurteilende Statis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71" calcext:value-type="float">
            <text:p>71,00 €</text:p>
          </table:table-cell>
          <table:table-cell office:value-type="float" office:value="108" calcext:value-type="float">
            <text:p>108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Einführung in die Linear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102" calcext:value-type="float">
            <text:p>102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Einführung in die Sprache der Log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8" calcext:value-type="float">
            <text:p>88,00 €</text:p>
          </table:table-cell>
          <table:table-cell office:value-type="float" office:value="99" calcext:value-type="float">
            <text:p>99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Einführung in die höhere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Einführung in die höher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99" calcext:value-type="float">
            <text:p>99</text:p>
          </table:table-cell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Einführung in die mathematische Log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68" calcext:value-type="float">
            <text:p>68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Einführung in die Statis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87" calcext:value-type="float">
            <text:p>87,00 €</text:p>
          </table:table-cell>
          <table:table-cell office:value-type="float" office:value="66" calcext:value-type="float">
            <text:p>66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Elementare Statis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00" calcext:value-type="float">
            <text:p>100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Elemente der Mathematikgeschich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88" calcext:value-type="float">
            <text:p>88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Endlich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84" calcext:value-type="float">
            <text:p>84,00 €</text:p>
          </table:table-cell>
          <table:table-cell office:value-type="float" office:value="65" calcext:value-type="float">
            <text:p>65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Exponentialfunktion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Formale Log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84" calcext:value-type="float">
            <text:p>84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raktale und Cha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102" calcext:value-type="float">
            <text:p>102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Geometrie 9, Schuljah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84" calcext:value-type="float">
            <text:p>84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Geschichte der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77" calcext:value-type="float">
            <text:p>77</text:p>
          </table:table-cell>
          <table:table-cell office:value-type="float" office:value="1958" calcext:value-type="float">
            <text:p>195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Größe u, Grenze mathemat, Denkwei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88" calcext:value-type="float">
            <text:p>88,00 €</text:p>
          </table:table-cell>
          <table:table-cell office:value-type="float" office:value="71" calcext:value-type="float">
            <text:p>71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Grundbegriff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Grundbegriffe 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ier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Grundkurs Analy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97" calcext:value-type="float">
            <text:p>97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Grundlagen der ebenen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r</text:p>
          </table:table-cell>
          <table:table-cell table:style-name="ce1" office:value-type="float" office:value="85" calcext:value-type="float">
            <text:p>85,00 €</text:p>
          </table:table-cell>
          <table:table-cell office:value-type="float" office:value="109" calcext:value-type="float">
            <text:p>109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Grundlagen der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107" calcext:value-type="float">
            <text:p>107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Heureka, ich hab's gefun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92" calcext:value-type="float">
            <text:p>92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Höhere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kadu</text:p>
          </table:table-cell>
          <table:table-cell table:style-name="ce1" office:value-type="float" office:value="85" calcext:value-type="float">
            <text:p>85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Höhere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7" calcext:value-type="float">
            <text:p>57,00 €</text:p>
          </table:table-cell>
          <table:table-cell office:value-type="float" office:value="95" calcext:value-type="float">
            <text:p>95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Humor rund um die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65" calcext:value-type="float">
            <text:p>65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Hundertfünfzig Mathe Räts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71" calcext:value-type="float">
            <text:p>71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Hyperbolisch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Infinitesimalrechnung 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110" calcext:value-type="float">
            <text:p>110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Inzidenz- u, Abbildungs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93" calcext:value-type="float">
            <text:p>93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Kombinatorik, Wahrscheinlichke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ier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72" calcext:value-type="float">
            <text:p>72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Lehrbuch Elementar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0" calcext:value-type="float">
            <text:p>70,00 €</text:p>
          </table:table-cell>
          <table:table-cell office:value-type="float" office:value="103" calcext:value-type="float">
            <text:p>103</text:p>
          </table:table-cell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Lehrbuch 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Lehrgang der höheren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ier</text:p>
          </table:table-cell>
          <table:table-cell table:style-name="ce1" office:value-type="float" office:value="84" calcext:value-type="float">
            <text:p>84,00 €</text:p>
          </table:table-cell>
          <table:table-cell office:value-type="float" office:value="79" calcext:value-type="float">
            <text:p>79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Lernprogramme f, Mathematikunterrich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hn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10" calcext:value-type="float">
            <text:p>110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Lexikon bedeutender Mathematik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89" calcext:value-type="float">
            <text:p>89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Lexikon der Naturwissenschaft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99" calcext:value-type="float">
            <text:p>99</text:p>
          </table:table-cell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Lineare Algeb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sen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79" calcext:value-type="float">
            <text:p>79</text:p>
          </table:table-cell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Linear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79" calcext:value-type="float">
            <text:p>79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Linear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97" calcext:value-type="float">
            <text:p>97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Lineares Optimier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87" calcext:value-type="float">
            <text:p>87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Logarithmus- u, Exponentialfunktion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9" calcext:value-type="float">
            <text:p>89,00 €</text:p>
          </table:table-cell>
          <table:table-cell office:value-type="float" office:value="65" calcext:value-type="float">
            <text:p>65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Logarithmusfunktion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83" calcext:value-type="float">
            <text:p>83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terialien für die Sekundarstufe 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79" calcext:value-type="float">
            <text:p>79,00 €</text:p>
          </table:table-cell>
          <table:table-cell office:value-type="float" office:value="100" calcext:value-type="float">
            <text:p>100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Mathem, Experimentieren mit dem 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87" calcext:value-type="float">
            <text:p>8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Mathematik der Oberstufe 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öwe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111" calcext:value-type="float">
            <text:p>111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Mathematik in deiner Wel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89" calcext:value-type="float">
            <text:p>89,00 €</text:p>
          </table:table-cell>
          <table:table-cell office:value-type="float" office:value="108" calcext:value-type="float">
            <text:p>108</text:p>
          </table:table-cell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Mathematik Lösu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75" calcext:value-type="float">
            <text:p>75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Mathematik Lösu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76" calcext:value-type="float">
            <text:p>76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thematik Lösu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7" calcext:value-type="float">
            <text:p>57,00 €</text:p>
          </table:table-cell>
          <table:table-cell office:value-type="float" office:value="88" calcext:value-type="float">
            <text:p>88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Mathematik Lösu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72" calcext:value-type="float">
            <text:p>72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thematik Lösu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85" calcext:value-type="float">
            <text:p>85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thematik Oberstuf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thematik Oberstufe 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öwe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80" calcext:value-type="float">
            <text:p>80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Mathematik und Kun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75" calcext:value-type="float">
            <text:p>75,00 €</text:p>
          </table:table-cell>
          <table:table-cell office:value-type="float" office:value="83" calcext:value-type="float">
            <text:p>83</text:p>
          </table:table-cell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Mathematik verständlich erklär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86" calcext:value-type="float">
            <text:p>86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Mathematische Mußestun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75" calcext:value-type="float">
            <text:p>75,00 €</text:p>
          </table:table-cell>
          <table:table-cell office:value-type="float" office:value="95" calcext:value-type="float">
            <text:p>95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thematische Proble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1" calcext:value-type="float">
            <text:p>71,00 €</text:p>
          </table:table-cell>
          <table:table-cell office:value-type="float" office:value="68" calcext:value-type="float">
            <text:p>68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Mathematische Schülerwettbewer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6" calcext:value-type="float">
            <text:p>86,00 €</text:p>
          </table:table-cell>
          <table:table-cell office:value-type="float" office:value="100" calcext:value-type="float">
            <text:p>100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thematische Theorie der Spie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ier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67" calcext:value-type="float">
            <text:p>67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thematischer Zirk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69" calcext:value-type="float">
            <text:p>69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Mathematisches Mosa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4" calcext:value-type="float">
            <text:p>74,00 €</text:p>
          </table:table-cell>
          <table:table-cell office:value-type="float" office:value="105" calcext:value-type="float">
            <text:p>105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Mathematisches Unterrichtswe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92" calcext:value-type="float">
            <text:p>92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Neue Mathematik im Allt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94" calcext:value-type="float">
            <text:p>94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Nichteuklidische Elementar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87" calcext:value-type="float">
            <text:p>87</text:p>
          </table:table-cell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Nichteuklidische Geome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100" calcext:value-type="float">
            <text:p>100</text:p>
          </table:table-cell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Oberstufe 2 - Analysis Grundk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öwe</text:p>
          </table:table-cell>
          <table:table-cell table:style-name="ce1" office:value-type="float" office:value="74" calcext:value-type="float">
            <text:p>74,00 €</text:p>
          </table:table-cell>
          <table:table-cell office:value-type="float" office:value="94" calcext:value-type="float">
            <text:p>94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Oberstufe 3 - Vektorgeometrie Grundk,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öwe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07" calcext:value-type="float">
            <text:p>107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Oberstufe 4 - Stochastik Grundk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öwe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83" calcext:value-type="float">
            <text:p>83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Pythagoras im Urla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74" calcext:value-type="float">
            <text:p>74</text:p>
          </table:table-cell>
          <table:table-cell office:value-type="float" office:value="1964" calcext:value-type="float">
            <text:p>196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Rechenkniff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68" calcext:value-type="float">
            <text:p>68</text:p>
          </table:table-cell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Schülerduden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sen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103" calcext:value-type="float">
            <text:p>103</text:p>
          </table:table-cell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Statistische Metho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85" calcext:value-type="float">
            <text:p>85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Stochas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101" calcext:value-type="float">
            <text:p>101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Stochas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80" calcext:value-type="float">
            <text:p>80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Stochastik Leistungsk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4" calcext:value-type="float">
            <text:p>84,00 €</text:p>
          </table:table-cell>
          <table:table-cell office:value-type="float" office:value="72" calcext:value-type="float">
            <text:p>72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Stochastik Grundk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97" calcext:value-type="float">
            <text:p>97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Stochastik Grundk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Stochastik Leistungsk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92" calcext:value-type="float">
            <text:p>92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Tabellen zur Stochas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3" calcext:value-type="float">
            <text:p>83,00 €</text:p>
          </table:table-cell>
          <table:table-cell office:value-type="float" office:value="87" calcext:value-type="float">
            <text:p>87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Taschenbuch der Mathemat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89" calcext:value-type="float">
            <text:p>89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Unsere gespiegelte Wel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chner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97" calcext:value-type="float">
            <text:p>97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Vektor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87" calcext:value-type="float">
            <text:p>87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80" calcext:value-type="float">
            <text:p>80,00 €</text:p>
          </table:table-cell>
          <table:table-cell office:value-type="float" office:value="97" calcext:value-type="float">
            <text:p>97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öwe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68" calcext:value-type="float">
            <text:p>68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84" calcext:value-type="float">
            <text:p>84,00 €</text:p>
          </table:table-cell>
          <table:table-cell office:value-type="float" office:value="80" calcext:value-type="float">
            <text:p>80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89" calcext:value-type="float">
            <text:p>89,00 €</text:p>
          </table:table-cell>
          <table:table-cell office:value-type="float" office:value="68" calcext:value-type="float">
            <text:p>68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88" calcext:value-type="float">
            <text:p>88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ube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86" calcext:value-type="float">
            <text:p>86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edehopf</text:p>
          </table:table-cell>
          <table:table-cell table:style-name="ce1" office:value-type="float" office:value="85" calcext:value-type="float">
            <text:p>85,00 €</text:p>
          </table:table-cell>
          <table:table-cell office:value-type="float" office:value="72" calcext:value-type="float">
            <text:p>72</text:p>
          </table:table-cell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84" calcext:value-type="float">
            <text:p>84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Wahrscheinlichkeits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76" calcext:value-type="float">
            <text:p>76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,,,,und Einstein hatte doch rech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86" calcext:value-type="float">
            <text:p>86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Abriss der Astronom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rasmücke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217" calcext:value-type="float">
            <text:p>217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Astronom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124" calcext:value-type="float">
            <text:p>124</text:p>
          </table:table-cell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Astronomie des Alltag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86" calcext:value-type="float">
            <text:p>86,00 €</text:p>
          </table:table-cell>
          <table:table-cell office:value-type="float" office:value="141" calcext:value-type="float">
            <text:p>141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stronom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36" calcext:value-type="float">
            <text:p>136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Astronomie selbst erleb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4" calcext:value-type="float">
            <text:p>74,00 €</text:p>
          </table:table-cell>
          <table:table-cell office:value-type="float" office:value="161" calcext:value-type="float">
            <text:p>161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Atom - Gestern und Heut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154" calcext:value-type="float">
            <text:p>154</text:p>
          </table:table-cell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Atom und Weltal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11" calcext:value-type="float">
            <text:p>111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Atome und Quant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95" calcext:value-type="float">
            <text:p>95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Atomkraft und menschliche Freihei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73" calcext:value-type="float">
            <text:p>73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Atommodelle im Unterrich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fau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131" calcext:value-type="float">
            <text:p>131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Atom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uer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229" calcext:value-type="float">
            <text:p>229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Atom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0" calcext:value-type="float">
            <text:p>60,00 €</text:p>
          </table:table-cell>
          <table:table-cell office:value-type="float" office:value="181" calcext:value-type="float">
            <text:p>181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Atom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224" calcext:value-type="float">
            <text:p>224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Atom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5" calcext:value-type="float">
            <text:p>75,00 €</text:p>
          </table:table-cell>
          <table:table-cell office:value-type="float" office:value="115" calcext:value-type="float">
            <text:p>115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Atom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97" calcext:value-type="float">
            <text:p>97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Atomphysik, Quantenmechan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127" calcext:value-type="float">
            <text:p>127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Aufbau der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86" calcext:value-type="float">
            <text:p>86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Berkeley Physik: Mechan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74" calcext:value-type="float">
            <text:p>74,00 €</text:p>
          </table:table-cell>
          <table:table-cell office:value-type="float" office:value="203" calcext:value-type="float">
            <text:p>203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Bildung durch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Oldenbourg</text:p>
          </table:table-cell>
          <table:table-cell table:style-name="ce1" office:value-type="float" office:value="89" calcext:value-type="float">
            <text:p>89,00 €</text:p>
          </table:table-cell>
          <table:table-cell office:value-type="float" office:value="233" calcext:value-type="float">
            <text:p>233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Bohrsche Modell des Wasserstoffatom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178" calcext:value-type="float">
            <text:p>178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Das Atom - verständlich!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Das Ende des Atomzeitalter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tar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226" calcext:value-type="float">
            <text:p>226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Das intelligente Universu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99" calcext:value-type="float">
            <text:p>99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Das Physik- Experimentierbuch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170" calcext:value-type="float">
            <text:p>170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Das Zerfallsgesetz mit Lehrerhef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181" calcext:value-type="float">
            <text:p>181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Der Einzelne und das Universu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Oldenbourg</text:p>
          </table:table-cell>
          <table:table-cell table:style-name="ce1" office:value-type="float" office:value="75" calcext:value-type="float">
            <text:p>75,00 €</text:p>
          </table:table-cell>
          <table:table-cell office:value-type="float" office:value="154" calcext:value-type="float">
            <text:p>154</text:p>
          </table:table-cell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Der fliegende Zirkus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9" calcext:value-type="float">
            <text:p>79,00 €</text:p>
          </table:table-cell>
          <table:table-cell office:value-type="float" office:value="190" calcext:value-type="float">
            <text:p>190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Der neue Kosmo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78" calcext:value-type="float">
            <text:p>78,00 €</text:p>
          </table:table-cell>
          <table:table-cell office:value-type="float" office:value="195" calcext:value-type="float">
            <text:p>195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Der Physikunterrich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162" calcext:value-type="float">
            <text:p>162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Der Teil und das Ganz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5" calcext:value-type="float">
            <text:p>85,00 €</text:p>
          </table:table-cell>
          <table:table-cell office:value-type="float" office:value="171" calcext:value-type="float">
            <text:p>171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Der Weg im Atomzeitalt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tar</text:p>
          </table:table-cell>
          <table:table-cell table:style-name="ce1" office:value-type="float" office:value="60" calcext:value-type="float">
            <text:p>60,00 €</text:p>
          </table:table-cell>
          <table:table-cell office:value-type="float" office:value="184" calcext:value-type="float">
            <text:p>1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Deutsche Nobelpreisträg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tar</text:p>
          </table:table-cell>
          <table:table-cell table:style-name="ce1" office:value-type="float" office:value="73" calcext:value-type="float">
            <text:p>73,00 €</text:p>
          </table:table-cell>
          <table:table-cell office:value-type="float" office:value="222" calcext:value-type="float">
            <text:p>222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Didaktik der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Die allgemeinen Gesetz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87" calcext:value-type="float">
            <text:p>87,00 €</text:p>
          </table:table-cell>
          <table:table-cell office:value-type="float" office:value="226" calcext:value-type="float">
            <text:p>226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Die Entdeckung des Kosmo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136" calcext:value-type="float">
            <text:p>136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Die Erforschung der Galaxi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75" calcext:value-type="float">
            <text:p>175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Die ersten Astronaut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159" calcext:value-type="float">
            <text:p>159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Die exakten Geheimnisse unserer Wel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99" calcext:value-type="float">
            <text:p>199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Die Gravitatio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124" calcext:value-type="float">
            <text:p>124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Die Ordnung des Universum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207" calcext:value-type="float">
            <text:p>207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Die Sonne und ihre Planet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9" calcext:value-type="float">
            <text:p>59,00 €</text:p>
          </table:table-cell>
          <table:table-cell office:value-type="float" office:value="96" calcext:value-type="float">
            <text:p>96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Die vollständige Induktio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1" calcext:value-type="float">
            <text:p>61,00 €</text:p>
          </table:table-cell>
          <table:table-cell office:value-type="float" office:value="184" calcext:value-type="float">
            <text:p>1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Eine Formel verändert die Wel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89" calcext:value-type="float">
            <text:p>89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Einf, Physik II <text:s/>Elektrodynam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83" calcext:value-type="float">
            <text:p>83,00 €</text:p>
          </table:table-cell>
          <table:table-cell office:value-type="float" office:value="112" calcext:value-type="float">
            <text:p>112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Einführung in die Atom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78" calcext:value-type="float">
            <text:p>78,00 €</text:p>
          </table:table-cell>
          <table:table-cell office:value-type="float" office:value="140" calcext:value-type="float">
            <text:p>140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Einführung in die Elektrizitätslehr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51" calcext:value-type="float">
            <text:p>151</text:p>
          </table:table-cell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Einführung in die Opt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85" calcext:value-type="float">
            <text:p>85,00 €</text:p>
          </table:table-cell>
          <table:table-cell office:value-type="float" office:value="168" calcext:value-type="float">
            <text:p>168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Einführung in die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156" calcext:value-type="float">
            <text:p>156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Einsteins Ide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uer</text:p>
          </table:table-cell>
          <table:table-cell table:style-name="ce1" office:value-type="float" office:value="87" calcext:value-type="float">
            <text:p>87,00 €</text:p>
          </table:table-cell>
          <table:table-cell office:value-type="float" office:value="90" calcext:value-type="float">
            <text:p>90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Elektrische u, magnetische Feld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105" calcext:value-type="float">
            <text:p>105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Elektrizität u, Magnetismu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1" calcext:value-type="float">
            <text:p>71,00 €</text:p>
          </table:table-cell>
          <table:table-cell office:value-type="float" office:value="206" calcext:value-type="float">
            <text:p>206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Elektrizität u, Magnetismu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73" calcext:value-type="float">
            <text:p>73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Elektrizitätslehre 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80" calcext:value-type="float">
            <text:p>80,00 €</text:p>
          </table:table-cell>
          <table:table-cell office:value-type="float" office:value="166" calcext:value-type="float">
            <text:p>166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Elektrizitätslehre I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178" calcext:value-type="float">
            <text:p>178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Elektrostat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8" calcext:value-type="float">
            <text:p>78,00 €</text:p>
          </table:table-cell>
          <table:table-cell office:value-type="float" office:value="226" calcext:value-type="float">
            <text:p>226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Elementarteilchen u, Beschleunig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165" calcext:value-type="float">
            <text:p>165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Elementarteilchen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106" calcext:value-type="float">
            <text:p>106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86" calcext:value-type="float">
            <text:p>186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Energie und Energieentwertu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uer</text:p>
          </table:table-cell>
          <table:table-cell table:style-name="ce1" office:value-type="float" office:value="86" calcext:value-type="float">
            <text:p>86,00 €</text:p>
          </table:table-cell>
          <table:table-cell office:value-type="float" office:value="158" calcext:value-type="float">
            <text:p>158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Energie und Entrop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119" calcext:value-type="float">
            <text:p>119</text:p>
          </table:table-cell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Experimentalphysik 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rasmücke</text:p>
          </table:table-cell>
          <table:table-cell table:style-name="ce1" office:value-type="float" office:value="78" calcext:value-type="float">
            <text:p>78,00 €</text:p>
          </table:table-cell>
          <table:table-cell office:value-type="float" office:value="168" calcext:value-type="float">
            <text:p>168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Experimentalphysik 2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rasmücke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90" calcext:value-type="float">
            <text:p>90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Experimentelle Physik / Opt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0" calcext:value-type="float">
            <text:p>70,00 €</text:p>
          </table:table-cell>
          <table:table-cell office:value-type="float" office:value="148" calcext:value-type="float">
            <text:p>148</text:p>
          </table:table-cell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Fachdidaktik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215" calcext:value-type="float">
            <text:p>215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Festkörper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99" calcext:value-type="float">
            <text:p>99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Festkörper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229" calcext:value-type="float">
            <text:p>229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Fixsterne und Sternsyste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198" calcext:value-type="float">
            <text:p>198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Gesammelte Werk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129" calcext:value-type="float">
            <text:p>129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Geschichte der Naturwissenschaft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136" calcext:value-type="float">
            <text:p>136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Geschichte der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89" calcext:value-type="float">
            <text:p>89,00 €</text:p>
          </table:table-cell>
          <table:table-cell office:value-type="float" office:value="194" calcext:value-type="float">
            <text:p>194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Geschichte der physikalischen Bergriff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rasmücke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87" calcext:value-type="float">
            <text:p>87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Geschichte der Techn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9" calcext:value-type="float">
            <text:p>59,00 €</text:p>
          </table:table-cell>
          <table:table-cell office:value-type="float" office:value="235" calcext:value-type="float">
            <text:p>235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Götter in Planeten und Mond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82" calcext:value-type="float">
            <text:p>82,00 €</text:p>
          </table:table-cell>
          <table:table-cell office:value-type="float" office:value="228" calcext:value-type="float">
            <text:p>228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Große Physiker u, ihre Entdeckung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106" calcext:value-type="float">
            <text:p>106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Großenpaar Menge u, chem, Potentia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51" calcext:value-type="float">
            <text:p>151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Grundkurs Astronom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215" calcext:value-type="float">
            <text:p>215</text:p>
          </table:table-cell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Grundlag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68" calcext:value-type="float">
            <text:p>68,00 €</text:p>
          </table:table-cell>
          <table:table-cell office:value-type="float" office:value="156" calcext:value-type="float">
            <text:p>156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Grundlagen der Atom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68" calcext:value-type="float">
            <text:p>168</text:p>
          </table:table-cell>
          <table:table-cell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Grundlagen moderne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4" calcext:value-type="float">
            <text:p>74,00 €</text:p>
          </table:table-cell>
          <table:table-cell office:value-type="float" office:value="165" calcext:value-type="float">
            <text:p>165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Historische physikalische Versuch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218" calcext:value-type="float">
            <text:p>218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Hundert Milliarden Sonn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13" calcext:value-type="float">
            <text:p>113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Hundertfünfzig Physik - Rätse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85" calcext:value-type="float">
            <text:p>85,00 €</text:p>
          </table:table-cell>
          <table:table-cell office:value-type="float" office:value="131" calcext:value-type="float">
            <text:p>131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III A : Mechan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46" calcext:value-type="float">
            <text:p>146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III B : Thermodynamik und Statist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3" calcext:value-type="float">
            <text:p>43,00 €</text:p>
          </table:table-cell>
          <table:table-cell office:value-type="float" office:value="128" calcext:value-type="float">
            <text:p>128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III C : Felder und Ladung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191" calcext:value-type="float">
            <text:p>191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III D : Schwingungen und Well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III E : Quanten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73" calcext:value-type="float">
            <text:p>73,00 €</text:p>
          </table:table-cell>
          <table:table-cell office:value-type="float" office:value="139" calcext:value-type="float">
            <text:p>139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Illustrierte Geschichte der Elektrizitä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90" calcext:value-type="float">
            <text:p>90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Im Anfang war der Wasserstoff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95" calcext:value-type="float">
            <text:p>95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Intelligenzen im Kosmos?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147" calcext:value-type="float">
            <text:p>14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Isotopentechn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6" calcext:value-type="float">
            <text:p>56,00 €</text:p>
          </table:table-cell>
          <table:table-cell office:value-type="float" office:value="137" calcext:value-type="float">
            <text:p>137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Kepler Festschrif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116" calcext:value-type="float">
            <text:p>116</text:p>
          </table:table-cell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Kinder des Weltall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127" calcext:value-type="float">
            <text:p>127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Kristall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134" calcext:value-type="float">
            <text:p>134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Kulturgeschichte der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87" calcext:value-type="float">
            <text:p>87,00 €</text:p>
          </table:table-cell>
          <table:table-cell office:value-type="float" office:value="87" calcext:value-type="float">
            <text:p>87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Lehrbuch Experimental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87" calcext:value-type="float">
            <text:p>87,00 €</text:p>
          </table:table-cell>
          <table:table-cell office:value-type="float" office:value="222" calcext:value-type="float">
            <text:p>222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Leonardo: Künstler, Forscher, Magi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5" calcext:value-type="float">
            <text:p>85,00 €</text:p>
          </table:table-cell>
          <table:table-cell office:value-type="float" office:value="153" calcext:value-type="float">
            <text:p>153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Lexikon <text:s/>Geschichte der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103" calcext:value-type="float">
            <text:p>103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Lexikon der Schul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150" calcext:value-type="float">
            <text:p>150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Licht vom Rande der Wel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104" calcext:value-type="float">
            <text:p>104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Lise, Atomphysikeri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pottdrossel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222" calcext:value-type="float">
            <text:p>222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Materialien zum Kursunterricht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86" calcext:value-type="float">
            <text:p>86,00 €</text:p>
          </table:table-cell>
          <table:table-cell office:value-type="float" office:value="188" calcext:value-type="float">
            <text:p>188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Mechanik mit Schwingungen u, Well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8" calcext:value-type="float">
            <text:p>78,00 €</text:p>
          </table:table-cell>
          <table:table-cell office:value-type="float" office:value="172" calcext:value-type="float">
            <text:p>172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Mechanische Schwingung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159" calcext:value-type="float">
            <text:p>159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Meyers Handbuch Weltal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rasmücke</text:p>
          </table:table-cell>
          <table:table-cell table:style-name="ce1" office:value-type="float" office:value="57" calcext:value-type="float">
            <text:p>57,00 €</text:p>
          </table:table-cell>
          <table:table-cell office:value-type="float" office:value="172" calcext:value-type="float">
            <text:p>172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Modelle - Modellvorstellung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uer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122" calcext:value-type="float">
            <text:p>122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Moderne Technologien im Physikunterrich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234" calcext:value-type="float">
            <text:p>23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Naturbild der heutigen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99" calcext:value-type="float">
            <text:p>99</text:p>
          </table:table-cell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Naturwissenschaftliche Erkenntni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86" calcext:value-type="float">
            <text:p>186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Neue Wege zur Erforschung d, Weltraum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Oldenbourg</text:p>
          </table:table-cell>
          <table:table-cell table:style-name="ce1" office:value-type="float" office:value="89" calcext:value-type="float">
            <text:p>89,00 €</text:p>
          </table:table-cell>
          <table:table-cell office:value-type="float" office:value="129" calcext:value-type="float">
            <text:p>129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Neutronen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178" calcext:value-type="float">
            <text:p>178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Newtonsche u, relativistische Mechan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141" calcext:value-type="float">
            <text:p>141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Optik u, 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83" calcext:value-type="float">
            <text:p>83,00 €</text:p>
          </table:table-cell>
          <table:table-cell office:value-type="float" office:value="154" calcext:value-type="float">
            <text:p>154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Otto Hahn: Forscherleben unserer Zei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176" calcext:value-type="float">
            <text:p>176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Partikel - Beschleunig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216" calcext:value-type="float">
            <text:p>216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Philosophische Probleme der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tar</text:p>
          </table:table-cell>
          <table:table-cell table:style-name="ce1" office:value-type="float" office:value="70" calcext:value-type="float">
            <text:p>70,00 €</text:p>
          </table:table-cell>
          <table:table-cell office:value-type="float" office:value="85" calcext:value-type="float">
            <text:p>85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ersen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125" calcext:value-type="float">
            <text:p>125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uer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164" calcext:value-type="float">
            <text:p>16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80" calcext:value-type="float">
            <text:p>80,00 €</text:p>
          </table:table-cell>
          <table:table-cell office:value-type="float" office:value="196" calcext:value-type="float">
            <text:p>196</text:p>
          </table:table-cell>
          <table:table-cell office:value-type="float" office:value="1957" calcext:value-type="float">
            <text:p>195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Physik Elektrizitätslehr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8" calcext:value-type="float">
            <text:p>88,00 €</text:p>
          </table:table-cell>
          <table:table-cell office:value-type="float" office:value="231" calcext:value-type="float">
            <text:p>231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Physik Jahrgangsstufe 12 <text:s/>Grundkur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50" calcext:value-type="float">
            <text:p>50,00 €</text:p>
          </table:table-cell>
          <table:table-cell office:value-type="float" office:value="163" calcext:value-type="float">
            <text:p>163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Physik Jahrgangsstufe 13 <text:s/>Grundkur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79" calcext:value-type="float">
            <text:p>79,00 €</text:p>
          </table:table-cell>
          <table:table-cell office:value-type="float" office:value="227" calcext:value-type="float">
            <text:p>227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Physik Feld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86" calcext:value-type="float">
            <text:p>186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Physik Grundkurs Elektrizitätswerk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217" calcext:value-type="float">
            <text:p>217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Physik III: Optik, Quantenphänomene, Ato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5" calcext:value-type="float">
            <text:p>75,00 €</text:p>
          </table:table-cell>
          <table:table-cell office:value-type="float" office:value="117" calcext:value-type="float">
            <text:p>117</text:p>
          </table:table-cell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Physik IV Atome und Molekül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3" calcext:value-type="float">
            <text:p>83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Physik Klasse 12 / 13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7" calcext:value-type="float">
            <text:p>47,00 €</text:p>
          </table:table-cell>
          <table:table-cell office:value-type="float" office:value="167" calcext:value-type="float">
            <text:p>167</text:p>
          </table:table-cell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Physik Oberstuf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195" calcext:value-type="float">
            <text:p>195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Physik Oberstufe MS, 12/13, S, E O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182" calcext:value-type="float">
            <text:p>182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Physik Sekundarstuf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80" calcext:value-type="float">
            <text:p>80,00 €</text:p>
          </table:table-cell>
          <table:table-cell office:value-type="float" office:value="142" calcext:value-type="float">
            <text:p>14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Physik Sekundarstufe 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3" calcext:value-type="float">
            <text:p>53,00 €</text:p>
          </table:table-cell>
          <table:table-cell office:value-type="float" office:value="157" calcext:value-type="float">
            <text:p>157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Physik Sekundarstufe I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219" calcext:value-type="float">
            <text:p>219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Physik Sekundarstufe I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212" calcext:value-type="float">
            <text:p>212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Physik Sekundarstufe I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77" calcext:value-type="float">
            <text:p>77,00 €</text:p>
          </table:table-cell>
          <table:table-cell office:value-type="float" office:value="132" calcext:value-type="float">
            <text:p>132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Physik und Polit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Oldenbourg</text:p>
          </table:table-cell>
          <table:table-cell table:style-name="ce1" office:value-type="float" office:value="71" calcext:value-type="float">
            <text:p>71,00 €</text:p>
          </table:table-cell>
          <table:table-cell office:value-type="float" office:value="145" calcext:value-type="float">
            <text:p>145</text:p>
          </table:table-cell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Physik, Mechanik, Fundamentu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122" calcext:value-type="float">
            <text:p>122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Physik Sekundarstufe 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179" calcext:value-type="float">
            <text:p>179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Physikal, Praktikum: Elektrizitä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122" calcext:value-type="float">
            <text:p>122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Physikalische Freihandversuch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6" calcext:value-type="float">
            <text:p>76,00 €</text:p>
          </table:table-cell>
          <table:table-cell office:value-type="float" office:value="97" calcext:value-type="float">
            <text:p>97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Physikalisches Praktiku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127" calcext:value-type="float">
            <text:p>127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Physikalisches Praktiku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71" calcext:value-type="float">
            <text:p>71,00 €</text:p>
          </table:table-cell>
          <table:table-cell office:value-type="float" office:value="196" calcext:value-type="float">
            <text:p>196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Physikexperimentierbuch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51" calcext:value-type="float">
            <text:p>51,00 €</text:p>
          </table:table-cell>
          <table:table-cell office:value-type="float" office:value="184" calcext:value-type="float">
            <text:p>184</text:p>
          </table:table-cell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Praktische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2" calcext:value-type="float">
            <text:p>42,00 €</text:p>
          </table:table-cell>
          <table:table-cell office:value-type="float" office:value="206" calcext:value-type="float">
            <text:p>206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Quantenmechan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62" calcext:value-type="float">
            <text:p>162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Quantenmechanik Sekundarstufe I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84" calcext:value-type="float">
            <text:p>84,00 €</text:p>
          </table:table-cell>
          <table:table-cell office:value-type="float" office:value="214" calcext:value-type="float">
            <text:p>214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Quantenmechanik für Lehrer u, Student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75" calcext:value-type="float">
            <text:p>75,00 €</text:p>
          </table:table-cell>
          <table:table-cell office:value-type="float" office:value="102" calcext:value-type="float">
            <text:p>102</text:p>
          </table:table-cell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Quanten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61" calcext:value-type="float">
            <text:p>61,00 €</text:p>
          </table:table-cell>
          <table:table-cell office:value-type="float" office:value="135" calcext:value-type="float">
            <text:p>135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Quanten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07" calcext:value-type="float">
            <text:p>107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Quantenphysik und Atombau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71" calcext:value-type="float">
            <text:p>171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Quarks - Urstoff unserer Wel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215" calcext:value-type="float">
            <text:p>215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Raum - Zeit - Materie - Unendlichkei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46" calcext:value-type="float">
            <text:p>146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Raumfahr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irlitz</text:p>
          </table:table-cell>
          <table:table-cell table:style-name="ce1" office:value-type="float" office:value="73" calcext:value-type="float">
            <text:p>73,00 €</text:p>
          </table:table-cell>
          <table:table-cell office:value-type="float" office:value="209" calcext:value-type="float">
            <text:p>209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Reaktor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42" calcext:value-type="float">
            <text:p>142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4" calcext:value-type="float">
            <text:p>44,00 €</text:p>
          </table:table-cell>
          <table:table-cell office:value-type="float" office:value="187" calcext:value-type="float">
            <text:p>187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186" calcext:value-type="float">
            <text:p>186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öningh</text:p>
          </table:table-cell>
          <table:table-cell table:style-name="ce1" office:value-type="float" office:value="57" calcext:value-type="float">
            <text:p>57,00 €</text:p>
          </table:table-cell>
          <table:table-cell office:value-type="float" office:value="134" calcext:value-type="float">
            <text:p>134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58" calcext:value-type="float">
            <text:p>58,00 €</text:p>
          </table:table-cell>
          <table:table-cell office:value-type="float" office:value="147" calcext:value-type="float">
            <text:p>147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140" calcext:value-type="float">
            <text:p>140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9" calcext:value-type="float">
            <text:p>89,00 €</text:p>
          </table:table-cell>
          <table:table-cell office:value-type="float" office:value="190" calcext:value-type="float">
            <text:p>190</text:p>
          </table:table-cell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Relativitätstheorie Einstein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ngenscheidt</text:p>
          </table:table-cell>
          <table:table-cell table:style-name="ce1" office:value-type="float" office:value="82" calcext:value-type="float">
            <text:p>82,00 €</text:p>
          </table:table-cell>
          <table:table-cell office:value-type="float" office:value="183" calcext:value-type="float">
            <text:p>183</text:p>
          </table:table-cell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Schritte über Grenz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8" calcext:value-type="float">
            <text:p>88,00 €</text:p>
          </table:table-cell>
          <table:table-cell office:value-type="float" office:value="105" calcext:value-type="float">
            <text:p>10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Schule des physikalischen Denken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4" calcext:value-type="float">
            <text:p>74,00 €</text:p>
          </table:table-cell>
          <table:table-cell office:value-type="float" office:value="223" calcext:value-type="float">
            <text:p>223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Schülerduden <text:s/>Die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rasmücke</text:p>
          </table:table-cell>
          <table:table-cell table:style-name="ce1" office:value-type="float" office:value="52" calcext:value-type="float">
            <text:p>52,00 €</text:p>
          </table:table-cell>
          <table:table-cell office:value-type="float" office:value="155" calcext:value-type="float">
            <text:p>155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Schwarze Sonne, roter Mond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89" calcext:value-type="float">
            <text:p>89,00 €</text:p>
          </table:table-cell>
          <table:table-cell office:value-type="float" office:value="190" calcext:value-type="float">
            <text:p>190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So interessant ist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34" calcext:value-type="float">
            <text:p>134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Sonnenfinsterniss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pecht</text:p>
          </table:table-cell>
          <table:table-cell table:style-name="ce1" office:value-type="float" office:value="62" calcext:value-type="float">
            <text:p>62,00 €</text:p>
          </table:table-cell>
          <table:table-cell office:value-type="float" office:value="127" calcext:value-type="float">
            <text:p>127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Spezielle 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5" calcext:value-type="float">
            <text:p>45,00 €</text:p>
          </table:table-cell>
          <table:table-cell office:value-type="float" office:value="154" calcext:value-type="float">
            <text:p>15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Spezielle 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61" calcext:value-type="float">
            <text:p>161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Spezielle 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3" calcext:value-type="float">
            <text:p>63,00 €</text:p>
          </table:table-cell>
          <table:table-cell office:value-type="float" office:value="167" calcext:value-type="float">
            <text:p>167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Spezielle Relativitätstheor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pagei</text:p>
          </table:table-cell>
          <table:table-cell table:style-name="ce1" office:value-type="float" office:value="84" calcext:value-type="float">
            <text:p>84,00 €</text:p>
          </table:table-cell>
          <table:table-cell office:value-type="float" office:value="93" calcext:value-type="float">
            <text:p>93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Spiele in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67" calcext:value-type="float">
            <text:p>67,00 €</text:p>
          </table:table-cell>
          <table:table-cell office:value-type="float" office:value="161" calcext:value-type="float">
            <text:p>161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Spielzeug im Physikunterrich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uer</text:p>
          </table:table-cell>
          <table:table-cell table:style-name="ce1" office:value-type="float" office:value="88" calcext:value-type="float">
            <text:p>88,00 €</text:p>
          </table:table-cell>
          <table:table-cell office:value-type="float" office:value="191" calcext:value-type="float">
            <text:p>191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Statistische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73" calcext:value-type="float">
            <text:p>73,00 €</text:p>
          </table:table-cell>
          <table:table-cell office:value-type="float" office:value="190" calcext:value-type="float">
            <text:p>190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Suche nach dem absoluten Nullpunk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4" calcext:value-type="float">
            <text:p>54,00 €</text:p>
          </table:table-cell>
          <table:table-cell office:value-type="float" office:value="212" calcext:value-type="float">
            <text:p>212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Taschenbuch der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83" calcext:value-type="float">
            <text:p>83,00 €</text:p>
          </table:table-cell>
          <table:table-cell office:value-type="float" office:value="204" calcext:value-type="float">
            <text:p>204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Tatsachen über Kernenergi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ra</text:p>
          </table:table-cell>
          <table:table-cell table:style-name="ce1" office:value-type="float" office:value="80" calcext:value-type="float">
            <text:p>80,00 €</text:p>
          </table:table-cell>
          <table:table-cell office:value-type="float" office:value="199" calcext:value-type="float">
            <text:p>199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Technik und Gesellschaf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114" calcext:value-type="float">
            <text:p>114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Übungen Elektrizitätslehre 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1" calcext:value-type="float">
            <text:p>81,00 €</text:p>
          </table:table-cell>
          <table:table-cell office:value-type="float" office:value="105" calcext:value-type="float">
            <text:p>105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Übungen Elektrizitätslehre II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4" calcext:value-type="float">
            <text:p>64,00 €</text:p>
          </table:table-cell>
          <table:table-cell office:value-type="float" office:value="90" calcext:value-type="float">
            <text:p>90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Unheimliche Welt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ildenberger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127" calcext:value-type="float">
            <text:p>127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Unser Kosmo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1" calcext:value-type="float">
            <text:p>71,00 €</text:p>
          </table:table-cell>
          <table:table-cell office:value-type="float" office:value="118" calcext:value-type="float">
            <text:p>118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Vektorrechnung für Physik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5" calcext:value-type="float">
            <text:p>65,00 €</text:p>
          </table:table-cell>
          <table:table-cell office:value-type="float" office:value="103" calcext:value-type="float">
            <text:p>103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Verblüffende physikalische Experiment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69" calcext:value-type="float">
            <text:p>69,00 €</text:p>
          </table:table-cell>
          <table:table-cell office:value-type="float" office:value="194" calcext:value-type="float">
            <text:p>194</text:p>
          </table:table-cell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Vom Urknall zum Zerfal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206" calcext:value-type="float">
            <text:p>206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Von Demokrit bis Heisenber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stermann</text:p>
          </table:table-cell>
          <table:table-cell table:style-name="ce1" office:value-type="float" office:value="48" calcext:value-type="float">
            <text:p>48,00 €</text:p>
          </table:table-cell>
          <table:table-cell office:value-type="float" office:value="213" calcext:value-type="float">
            <text:p>213</text:p>
          </table:table-cell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Wärme und Wett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74" calcext:value-type="float">
            <text:p>74,00 €</text:p>
          </table:table-cell>
          <table:table-cell office:value-type="float" office:value="152" calcext:value-type="float">
            <text:p>152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Was ist Leben?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72" calcext:value-type="float">
            <text:p>72,00 €</text:p>
          </table:table-cell>
          <table:table-cell office:value-type="float" office:value="232" calcext:value-type="float">
            <text:p>232</text:p>
          </table:table-cell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Was ist Licht?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1" calcext:value-type="float">
            <text:p>41,00 €</text:p>
          </table:table-cell>
          <table:table-cell office:value-type="float" office:value="99" calcext:value-type="float">
            <text:p>99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Was ist Plasma?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chroedel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16" calcext:value-type="float">
            <text:p>116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Welcher Stern ist das?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55" calcext:value-type="float">
            <text:p>55,00 €</text:p>
          </table:table-cell>
          <table:table-cell office:value-type="float" office:value="166" calcext:value-type="float">
            <text:p>166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Wellenlehre und Opt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0" calcext:value-type="float">
            <text:p>40,00 €</text:p>
          </table:table-cell>
          <table:table-cell office:value-type="float" office:value="90" calcext:value-type="float">
            <text:p>90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Wellenmodell eines Teilchen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feifer</text:p>
          </table:table-cell>
          <table:table-cell table:style-name="ce1" office:value-type="float" office:value="49" calcext:value-type="float">
            <text:p>49,00 €</text:p>
          </table:table-cell>
          <table:table-cell office:value-type="float" office:value="130" calcext:value-type="float">
            <text:p>130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Wellenopt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46" calcext:value-type="float">
            <text:p>46,00 €</text:p>
          </table:table-cell>
          <table:table-cell office:value-type="float" office:value="150" calcext:value-type="float">
            <text:p>150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Weltbild der heutigen Naturwissenschaft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torch</text:p>
          </table:table-cell>
          <table:table-cell table:style-name="ce1" office:value-type="float" office:value="83" calcext:value-type="float">
            <text:p>83,00 €</text:p>
          </table:table-cell>
          <table:table-cell office:value-type="float" office:value="235" calcext:value-type="float">
            <text:p>235</text:p>
          </table:table-cell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Welten, Sterne und Planete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80" calcext:value-type="float">
            <text:p>80,00 €</text:p>
          </table:table-cell>
          <table:table-cell office:value-type="float" office:value="194" calcext:value-type="float">
            <text:p>194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Wiederholung <text:s/>Atom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lett</text:p>
          </table:table-cell>
          <table:table-cell table:style-name="ce1" office:value-type="float" office:value="66" calcext:value-type="float">
            <text:p>66,00 €</text:p>
          </table:table-cell>
          <table:table-cell office:value-type="float" office:value="217" calcext:value-type="float">
            <text:p>217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Zum Weltbild der Physik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rnelsen</text:p>
          </table:table-cell>
          <table:table-cell table:style-name="ce1" office:value-type="float" office:value="87" calcext:value-type="float">
            <text:p>87,00 €</text:p>
          </table:table-cell>
          <table:table-cell office:value-type="float" office:value="188" calcext:value-type="float">
            <text:p>188</text:p>
          </table:table-cell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53"/>
        </table:table-row>
        <table:table-row table:style-name="ro2" table:number-rows-repeated="1047872">
          <table:table-cell table:number-columns-repeated="62"/>
        </table:table-row>
        <table:table-row table:style-name="ro2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.00.0000</text:date>, <text:time style:data-style-name="N2" text:time-value="16:34:10.7346665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uch" style:display-name="PageStyle_bu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ofmann Joachim</meta:initial-creator>
    <meta:creation-date>2017-01-12T13:05:25</meta:creation-date>
    <dc:date>2021-10-28T16:34:33.913981877</dc:date>
    <meta:editing-duration>PT47M11S</meta:editing-duration>
    <meta:generator>LibreOffice/6.4.7.2$Linux_X86_64 LibreOffice_project/40$Build-2</meta:generator>
    <meta:editing-cycles>8</meta:editing-cycles>
    <meta:document-statistic meta:table-count="1" meta:cell-count="56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